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MT1" svg:font-family="ArialMT" style:font-family-generic="roman"/>
    <style:font-face style:name="Times-Roman1" svg:font-family="Times-Roman" style:font-family-generic="roman"/>
    <style:font-face style:name="TimesNewRomanPSMT1" svg:font-family="TimesNewRomanPSMT" style:font-family-generic="roman"/>
    <style:font-face style:name="TrebuchetMS1" svg:font-family="TrebuchetMS" style:font-family-generic="roman"/>
    <style:font-face style:name="Verdana1" svg:font-family="Verdana" style:font-family-generic="roman"/>
    <style:font-face style:name="DejaVu Sans1" svg:font-family="'DejaVu Sans'" style:font-family-generic="swiss"/>
    <style:font-face style:name="ArialMT" svg:font-family="ArialMT" style:font-family-generic="roman" style:font-pitch="variable"/>
    <style:font-face style:name="Liberation Serif" svg:font-family="'Liberation Serif'" style:font-family-generic="roman" style:font-pitch="variable"/>
    <style:font-face style:name="Times-Roman" svg:font-family="Times-Roman" style:font-family-generic="roman" style:font-pitch="variable"/>
    <style:font-face style:name="TimesNewRomanPSMT" svg:font-family="TimesNewRomanPSMT" style:font-family-generic="roman" style:font-pitch="variable"/>
    <style:font-face style:name="TrebuchetMS" svg:font-family="TrebuchetMS"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style:tab-stops>
          <style:tab-stop style:position="1.6252in"/>
          <style:tab-stop style:position="3.9165in"/>
          <style:tab-stop style:position="5.8752in"/>
        </style:tab-stops>
      </style:paragraph-properties>
      <style:text-properties officeooo:paragraph-rsid="0007159c"/>
    </style:style>
    <style:style style:name="P2" style:family="paragraph" style:parent-style-name="Standard">
      <style:paragraph-properties>
        <style:tab-stops>
          <style:tab-stop style:position="1.6252in"/>
          <style:tab-stop style:position="3.9165in"/>
          <style:tab-stop style:position="5.8752in"/>
        </style:tab-stops>
      </style:paragraph-properties>
      <style:text-properties officeooo:paragraph-rsid="0007c61c"/>
    </style:style>
    <style:style style:name="P3" style:family="paragraph" style:parent-style-name="Standard">
      <style:paragraph-properties>
        <style:tab-stops>
          <style:tab-stop style:position="1.6252in"/>
          <style:tab-stop style:position="3.9165in"/>
          <style:tab-stop style:position="5.8752in"/>
        </style:tab-stops>
      </style:paragraph-properties>
      <style:text-properties style:font-name="Arial" fo:font-weight="normal" officeooo:rsid="000b0781" officeooo:paragraph-rsid="000b0781" style:font-weight-asian="normal" style:font-weight-complex="normal"/>
    </style:style>
    <style:style style:name="P4" style:family="paragraph" style:parent-style-name="Standard">
      <style:paragraph-properties>
        <style:tab-stops>
          <style:tab-stop style:position="1.6252in"/>
          <style:tab-stop style:position="3.9165in"/>
          <style:tab-stop style:position="5.8752in"/>
        </style:tab-stops>
      </style:paragraph-properties>
      <style:text-properties officeooo:paragraph-rsid="00094bbb"/>
    </style:style>
    <style:style style:name="P5" style:family="paragraph" style:parent-style-name="Standard">
      <style:text-properties fo:color="#000000" style:font-name="Arial" fo:font-size="12pt" fo:font-weight="normal" officeooo:rsid="000150a2" officeooo:paragraph-rsid="000150a2" style:font-size-asian="12pt" style:font-weight-asian="normal" style:font-size-complex="12pt" style:font-weight-complex="normal"/>
    </style:style>
    <style:style style:name="P6" style:family="paragraph" style:parent-style-name="Standard">
      <style:paragraph-properties>
        <style:tab-stops>
          <style:tab-stop style:position="1.6252in"/>
          <style:tab-stop style:position="3.9165in"/>
          <style:tab-stop style:position="5.8752in"/>
        </style:tab-stops>
      </style:paragraph-properties>
      <style:text-properties fo:color="#000000" style:font-name="Arial" fo:font-size="12pt" fo:font-weight="normal" officeooo:rsid="00042c48" officeooo:paragraph-rsid="00042c48" style:font-size-asian="12pt" style:font-weight-asian="normal" style:font-size-complex="12pt" style:font-weight-complex="normal"/>
    </style:style>
    <style:style style:name="P7" style:family="paragraph" style:parent-style-name="Standard">
      <style:paragraph-properties>
        <style:tab-stops>
          <style:tab-stop style:position="1.6252in"/>
          <style:tab-stop style:position="3.9165in"/>
          <style:tab-stop style:position="5.8752in"/>
        </style:tab-stops>
      </style:paragraph-properties>
      <style:text-properties fo:color="#000000" style:font-name="Arial" fo:font-size="12pt" fo:font-weight="normal" officeooo:rsid="000b0781" officeooo:paragraph-rsid="000b0781" style:font-size-asian="12pt" style:font-weight-asian="normal" style:font-size-complex="12pt" style:font-weight-complex="normal"/>
    </style:style>
    <style:style style:name="P8" style:family="paragraph" style:parent-style-name="Standard">
      <style:paragraph-properties>
        <style:tab-stops>
          <style:tab-stop style:position="1.6252in"/>
          <style:tab-stop style:position="3.9165in"/>
          <style:tab-stop style:position="5.8752in"/>
        </style:tab-stops>
      </style:paragraph-properties>
      <style:text-properties fo:color="#000000" style:font-name="Arial" fo:font-size="12pt" fo:font-weight="normal" officeooo:rsid="000b0781" officeooo:paragraph-rsid="000c87a5" style:font-size-asian="12pt" style:font-weight-asian="normal" style:font-size-complex="12pt" style:font-weight-complex="normal"/>
    </style:style>
    <style:style style:name="P9" style:family="paragraph" style:parent-style-name="Standard">
      <style:paragraph-properties>
        <style:tab-stops>
          <style:tab-stop style:position="1.6252in"/>
          <style:tab-stop style:position="3.9165in"/>
          <style:tab-stop style:position="5.8752in"/>
        </style:tab-stops>
      </style:paragraph-properties>
      <style:text-properties fo:color="#000000" style:font-name="Arial" fo:font-size="12pt" fo:font-weight="normal" officeooo:rsid="000b0781" officeooo:paragraph-rsid="000f3d97" style:font-size-asian="12pt" style:font-weight-asian="normal" style:font-size-complex="12pt" style:font-weight-complex="normal"/>
    </style:style>
    <style:style style:name="P10" style:family="paragraph" style:parent-style-name="Standard">
      <style:paragraph-properties>
        <style:tab-stops>
          <style:tab-stop style:position="1.6252in"/>
          <style:tab-stop style:position="3.9165in"/>
          <style:tab-stop style:position="5.8752in"/>
        </style:tab-stops>
      </style:paragraph-properties>
      <style:text-properties fo:color="#000000" style:font-name="Arial" fo:font-size="12pt" fo:font-weight="bold" officeooo:rsid="000b0781" officeooo:paragraph-rsid="000c87a5" style:font-size-asian="12pt" style:font-weight-asian="bold" style:font-size-complex="12pt" style:font-weight-complex="bold"/>
    </style:style>
    <style:style style:name="P11" style:family="paragraph" style:parent-style-name="Standard">
      <style:paragraph-properties>
        <style:tab-stops>
          <style:tab-stop style:position="1.6252in"/>
          <style:tab-stop style:position="3.9165in"/>
          <style:tab-stop style:position="5.8752in"/>
        </style:tab-stops>
      </style:paragraph-properties>
      <style:text-properties fo:color="#000000" style:font-name="Arial" fo:font-size="12pt" fo:font-weight="bold" officeooo:rsid="000b0781" officeooo:paragraph-rsid="000f3d97" style:font-size-asian="12pt" style:font-weight-asian="bold" style:font-size-complex="12pt" style:font-weight-complex="bold"/>
    </style:style>
    <style:style style:name="P12" style:family="paragraph" style:parent-style-name="Standard">
      <style:paragraph-properties>
        <style:tab-stops>
          <style:tab-stop style:position="1.6252in"/>
          <style:tab-stop style:position="3.9165in"/>
          <style:tab-stop style:position="5.8752in"/>
        </style:tab-stops>
      </style:paragraph-properties>
      <style:text-properties fo:color="#000000" style:font-name="Arial" fo:font-size="12pt" fo:font-weight="bold" officeooo:rsid="000b0781" officeooo:paragraph-rsid="000fed6f" style:font-size-asian="12pt" style:font-weight-asian="bold" style:font-size-complex="12pt" style:font-weight-complex="bold"/>
    </style:style>
    <style:style style:name="P13" style:family="paragraph" style:parent-style-name="Standard">
      <style:paragraph-properties>
        <style:tab-stops>
          <style:tab-stop style:position="1.6252in"/>
          <style:tab-stop style:position="3.9165in"/>
          <style:tab-stop style:position="5.8752in"/>
        </style:tab-stops>
      </style:paragraph-properties>
      <style:text-properties style:font-name="Nimbus Sans L" fo:font-weight="bold" officeooo:paragraph-rsid="000150a2" style:font-weight-asian="bold" style:font-weight-complex="bold"/>
    </style:style>
    <style:style style:name="P14" style:family="paragraph" style:parent-style-name="Standard">
      <style:paragraph-properties>
        <style:tab-stops>
          <style:tab-stop style:position="1.6252in"/>
          <style:tab-stop style:position="3.9165in"/>
          <style:tab-stop style:position="5.8752in"/>
        </style:tab-stops>
      </style:paragraph-properties>
      <style:text-properties style:font-name="Nimbus Sans L" fo:font-weight="bold" officeooo:paragraph-rsid="00138508" style:font-weight-asian="bold" style:font-weight-complex="bold"/>
    </style:style>
    <style:style style:name="P15" style:family="paragraph" style:parent-style-name="Standard">
      <style:paragraph-properties fo:margin-top="0in" fo:margin-bottom="0.139in" style:contextual-spacing="false"/>
      <style:text-properties fo:color="#000000" style:font-name="Arial" fo:font-size="12pt" style:font-size-asian="12pt" style:font-size-complex="12pt"/>
    </style:style>
    <style:style style:name="P16" style:family="paragraph" style:parent-style-name="Standard">
      <style:paragraph-properties fo:margin-top="0in" fo:margin-bottom="0.139in" style:contextual-spacing="false"/>
      <style:text-properties fo:color="#000000" style:font-name="Arial" fo:font-size="12pt" officeooo:paragraph-rsid="000c87a5" style:font-size-asian="12pt" style:font-size-complex="12pt"/>
    </style:style>
    <style:style style:name="P17" style:family="paragraph" style:parent-style-name="Standard" style:master-page-name="Standard">
      <style:paragraph-properties style:page-number="auto"/>
      <style:text-properties fo:color="#000000" style:font-name="Arial" fo:font-size="12pt" fo:font-weight="bold" officeooo:rsid="000150a2" officeooo:paragraph-rsid="000150a2" style:font-size-asian="12pt" style:font-weight-asian="bold" style:font-size-complex="12pt" style:font-weight-complex="bold"/>
    </style:style>
    <style:style style:name="P18" style:family="paragraph" style:parent-style-name="Standard">
      <style:paragraph-properties fo:margin-top="0in" fo:margin-bottom="0.1807in" style:contextual-spacing="false"/>
      <style:text-properties fo:color="#000000" style:font-name="Arial" fo:font-size="12pt" style:font-size-asian="12pt" style:font-size-complex="12pt"/>
    </style:style>
    <style:style style:name="P19" style:family="paragraph" style:parent-style-name="Standard">
      <style:paragraph-properties fo:margin-top="0in" fo:margin-bottom="0.3055in" style:contextual-spacing="false"/>
      <style:text-properties fo:color="#000000" style:font-name="Arial" fo:font-size="12pt" style:font-size-asian="12pt" style:font-size-complex="12pt"/>
    </style:style>
    <style:style style:name="P20" style:family="paragraph" style:parent-style-name="Standard">
      <style:paragraph-properties fo:margin-top="0in" fo:margin-bottom="0.3055in" style:contextual-spacing="false"/>
      <style:text-properties fo:color="#000000" style:font-name="Arial" fo:font-size="12pt" officeooo:paragraph-rsid="00138508" style:font-size-asian="12pt" style:font-size-complex="12pt"/>
    </style:style>
    <style:style style:name="P21" style:family="paragraph" style:parent-style-name="Standard">
      <style:paragraph-properties fo:margin-top="0in" fo:margin-bottom="0.3055in" style:contextual-spacing="false"/>
      <style:text-properties fo:color="#000000" style:font-name="Arial" fo:font-size="12pt" fo:font-style="normal" fo:font-weight="bold" officeooo:paragraph-rsid="0011a11f" style:font-size-asian="12pt" style:font-style-asian="normal" style:font-weight-asian="bold" style:font-size-complex="12pt" style:font-style-complex="normal" style:font-weight-complex="bold"/>
    </style:style>
    <style:style style:name="P22" style:family="paragraph" style:parent-style-name="Standard">
      <style:paragraph-properties fo:margin-left="0in" fo:margin-right="0in" fo:margin-top="0in" fo:margin-bottom="0.2083in" style:contextual-spacing="false" fo:text-indent="0in" style:auto-text-indent="false"/>
      <style:text-properties fo:color="#000000"/>
    </style:style>
    <style:style style:name="P23" style:family="paragraph" style:parent-style-name="Standard">
      <style:paragraph-properties fo:margin-left="0in" fo:margin-right="0in" fo:margin-top="0in" fo:margin-bottom="0.2083in" style:contextual-spacing="false" fo:text-indent="0in" style:auto-text-indent="false">
        <style:tab-stops>
          <style:tab-stop style:position="1.6252in"/>
          <style:tab-stop style:position="3.9165in"/>
          <style:tab-stop style:position="5.8752in"/>
        </style:tab-stops>
      </style:paragraph-properties>
      <style:text-properties fo:color="#000000" style:font-name="Arial" fo:font-size="12pt" fo:font-weight="normal" officeooo:rsid="000b0781" officeooo:paragraph-rsid="00138508" style:font-size-asian="12pt" style:font-weight-asian="normal" style:font-size-complex="12pt" style:font-weight-complex="normal"/>
    </style:style>
    <style:style style:name="P24" style:family="paragraph" style:parent-style-name="Standard">
      <style:paragraph-properties fo:margin-left="0in" fo:margin-right="0in" fo:margin-top="0in" fo:margin-bottom="0.2083in" style:contextual-spacing="false" fo:text-indent="0in" style:auto-text-indent="false"/>
      <style:text-properties fo:color="#000000" style:font-name="Arial" fo:font-size="12pt" officeooo:paragraph-rsid="00138508" style:font-size-asian="12pt" style:font-size-complex="12pt"/>
    </style:style>
    <style:style style:name="T1" style:family="text">
      <style:text-properties officeooo:rsid="000c87a5"/>
    </style:style>
    <style:style style:name="T2" style:family="text">
      <style:text-properties fo:font-weight="bold" style:font-weight-asian="bold"/>
    </style:style>
    <style:style style:name="T3" style:family="text">
      <style:text-properties fo:font-weight="bold" officeooo:rsid="000f3d97" style:font-weight-asian="bold"/>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officeooo:rsid="000f3d97" style:font-weight-asian="normal" style:font-weight-complex="normal"/>
    </style:style>
    <style:style style:name="T7" style:family="text">
      <style:text-properties fo:font-weight="normal" officeooo:rsid="000fed6f" style:font-weight-asian="normal" style:font-weight-complex="normal"/>
    </style:style>
    <style:style style:name="T8" style:family="text">
      <style:text-properties fo:font-weight="normal" officeooo:rsid="0011a11f" style:font-weight-asian="normal" style:font-weight-complex="normal"/>
    </style:style>
    <style:style style:name="T9" style:family="text">
      <style:text-properties officeooo:rsid="000d9a76"/>
    </style:style>
    <style:style style:name="T10" style:family="text">
      <style:text-properties officeooo:rsid="000f3d97"/>
    </style:style>
    <style:style style:name="T11" style:family="text">
      <style:text-properties fo:color="#000000" style:font-name="Arial" fo:font-size="12pt" fo:font-weight="normal" officeooo:rsid="000150a2" style:font-size-asian="12pt" style:font-weight-asian="normal" style:font-size-complex="12pt" style:font-weight-complex="normal"/>
    </style:style>
    <style:style style:name="T12" style:family="text">
      <style:text-properties fo:color="#000000" style:font-name="Arial" fo:font-size="12pt" fo:font-weight="normal" officeooo:rsid="0007159c" style:font-size-asian="12pt" style:font-weight-asian="normal" style:font-size-complex="12pt" style:font-weight-complex="normal"/>
    </style:style>
    <style:style style:name="T13" style:family="text">
      <style:text-properties fo:color="#000000" style:font-name="Arial" fo:font-size="12pt" fo:font-weight="normal" officeooo:rsid="0007c61c" style:font-size-asian="12pt" style:font-weight-asian="normal" style:font-size-complex="12pt" style:font-weight-complex="normal"/>
    </style:style>
    <style:style style:name="T14" style:family="text">
      <style:text-properties fo:color="#000000" style:font-name="Arial" fo:font-size="12pt" fo:font-weight="normal" officeooo:rsid="00094bbb" style:font-size-asian="12pt" style:font-weight-asian="normal" style:font-size-complex="12pt" style:font-weight-complex="normal"/>
    </style:style>
    <style:style style:name="T15" style:family="text">
      <style:text-properties fo:color="#000000" style:font-name="Arial" fo:font-size="12pt" fo:font-weight="normal" officeooo:rsid="0011a11f" style:font-size-asian="12pt" style:font-weight-asian="normal" style:font-size-complex="12pt" style:font-weight-complex="normal"/>
    </style:style>
    <style:style style:name="T16" style:family="text">
      <style:text-properties fo:color="#000000" style:font-name="Arial" fo:font-size="12pt" officeooo:rsid="000c87a5" style:font-size-asian="12pt" style:font-size-complex="12pt"/>
    </style:style>
    <style:style style:name="T17" style:family="text">
      <style:text-properties fo:color="#000000" style:font-name="Arial" fo:font-size="12pt" fo:font-style="normal" fo:font-weight="bold" officeooo:rsid="0011a11f" style:font-size-asian="12pt" style:font-style-asian="normal" style:font-weight-asian="bold" style:font-size-complex="12pt" style:font-style-complex="normal" style:font-weight-complex="bold"/>
    </style:style>
    <style:style style:name="T18" style:family="text">
      <style:text-properties fo:color="#000000" style:font-name="Arial" fo:font-size="12pt" fo:font-style="normal" fo:font-weight="normal" officeooo:rsid="0011a11f" style:font-size-asian="12pt" style:font-style-asian="normal" style:font-weight-asian="normal" style:font-size-complex="12pt" style:font-style-complex="normal" style:font-weight-complex="normal"/>
    </style:style>
    <style:style style:name="T19" style:family="text">
      <style:text-properties fo:color="#000000" style:font-name="Arial" fo:font-weight="normal" officeooo:rsid="000150a2" style:font-weight-asian="normal" style:font-weight-complex="normal"/>
    </style:style>
    <style:style style:name="T20" style:family="text">
      <style:text-properties fo:color="#000000" style:font-name="Arial" fo:font-weight="normal" officeooo:rsid="0011a11f" style:font-weight-asian="normal" style:font-weight-complex="normal"/>
    </style:style>
    <style:style style:name="T21" style:family="text">
      <style:text-properties fo:color="#000000" style:font-name="Arial" fo:font-weight="normal" officeooo:rsid="0007159c" style:font-weight-asian="normal" style:font-weight-complex="normal"/>
    </style:style>
    <style:style style:name="T22" style:family="text">
      <style:text-properties fo:color="#000000" style:font-name="Arial" fo:font-weight="normal" officeooo:rsid="0007c61c" style:font-weight-asian="normal" style:font-weight-complex="normal"/>
    </style:style>
    <style:style style:name="T23" style:family="text">
      <style:text-properties fo:color="#000000" style:font-name="Arial" fo:font-weight="normal" officeooo:rsid="00094bbb" style:font-weight-asian="normal" style:font-weight-complex="normal"/>
    </style:style>
    <style:style style:name="T24" style:family="text">
      <style:text-properties fo:color="#000000" style:font-name="Arial" officeooo:rsid="000c87a5"/>
    </style:style>
    <style:style style:name="T25" style:family="text">
      <style:text-properties fo:color="#000000" fo:font-size="12pt" fo:font-weight="normal" officeooo:rsid="000150a2" style:font-size-asian="12pt" style:font-weight-asian="normal" style:font-size-complex="12pt" style:font-weight-complex="normal"/>
    </style:style>
    <style:style style:name="T26" style:family="text">
      <style:text-properties fo:color="#000000" fo:font-size="12pt" fo:font-weight="normal" officeooo:rsid="0011a11f" style:font-size-asian="12pt" style:font-weight-asian="normal" style:font-size-complex="12pt" style:font-weight-complex="normal"/>
    </style:style>
    <style:style style:name="T27" style:family="text">
      <style:text-properties fo:color="#000000" fo:font-size="12pt" fo:font-weight="normal" officeooo:rsid="0007159c" style:font-size-asian="12pt" style:font-weight-asian="normal" style:font-size-complex="12pt" style:font-weight-complex="normal"/>
    </style:style>
    <style:style style:name="T28" style:family="text">
      <style:text-properties fo:color="#000000" fo:font-size="12pt" fo:font-weight="normal" officeooo:rsid="0007c61c" style:font-size-asian="12pt" style:font-weight-asian="normal" style:font-size-complex="12pt" style:font-weight-complex="normal"/>
    </style:style>
    <style:style style:name="T29" style:family="text">
      <style:text-properties fo:color="#000000" fo:font-size="12pt" fo:font-weight="normal" officeooo:rsid="00094bbb" style:font-size-asian="12pt" style:font-weight-asian="normal" style:font-size-complex="12pt" style:font-weight-complex="normal"/>
    </style:style>
    <style:style style:name="T30" style:family="text">
      <style:text-properties fo:color="#000000" fo:font-size="12pt" officeooo:rsid="000c87a5" style:font-size-asian="12pt" style:font-size-complex="12pt"/>
    </style:style>
    <style:style style:name="T31" style:family="text">
      <style:text-properties fo:font-size="18pt" fo:font-weight="normal" officeooo:rsid="0011a11f" style:font-size-asian="18pt" style:font-weight-asian="normal" style:font-weight-complex="normal"/>
    </style:style>
    <style:style style:name="T32" style:family="text">
      <style:text-properties fo:font-style="italic" fo:font-weight="normal" style:font-style-asian="italic" style:font-weight-asian="normal"/>
    </style:style>
    <style:style style:name="T33" style:family="text">
      <style:text-properties fo:font-style="italic" officeooo:rsid="0011a11f" style:font-style-asian="italic"/>
    </style:style>
    <style:style style:name="T34" style:family="text">
      <style:text-properties fo:font-style="normal" fo:font-weight="normal" style:font-style-asian="normal" style:font-weight-asian="normal"/>
    </style:style>
    <style:style style:name="T35" style:family="text">
      <style:text-properties fo:font-style="normal" fo:font-weight="normal" officeooo:rsid="0011a11f" style:font-style-asian="normal" style:font-weight-asian="normal" style:font-style-complex="normal" style:font-weight-complex="normal"/>
    </style:style>
    <style:style style:name="T36" style:family="text">
      <style:text-properties fo:font-style="normal" fo:font-weight="bold" style:font-style-asian="normal" style:font-weight-asian="bold"/>
    </style:style>
    <style:style style:name="T37" style:family="text">
      <style:text-properties fo:font-style="normal" fo:font-weight="bold" officeooo:rsid="0011a11f" style:font-style-asian="normal" style:font-weight-asian="bold" style:font-style-complex="normal" style:font-weight-complex="bold"/>
    </style:style>
    <style:style style:name="T38" style:family="text">
      <style:text-properties style:font-name="Arial" fo:font-size="12pt" fo:font-weight="normal" officeooo:rsid="000150a2" style:font-size-asian="12pt" style:font-weight-asian="normal" style:font-size-complex="12pt" style:font-weight-complex="normal"/>
    </style:style>
    <style:style style:name="T39" style:family="text">
      <style:text-properties style:font-name="Arial" fo:font-size="12pt" fo:font-weight="normal" officeooo:rsid="0007159c" style:font-size-asian="12pt" style:font-weight-asian="normal" style:font-size-complex="12pt" style:font-weight-complex="normal"/>
    </style:style>
    <style:style style:name="T40" style:family="text">
      <style:text-properties style:font-name="Arial" fo:font-size="12pt" fo:font-weight="normal" officeooo:rsid="0007c61c" style:font-size-asian="12pt" style:font-weight-asian="normal" style:font-size-complex="12pt" style:font-weight-complex="normal"/>
    </style:style>
    <style:style style:name="T41" style:family="text">
      <style:text-properties style:font-name="Arial" fo:font-size="12pt" fo:font-weight="normal" officeooo:rsid="00094bbb" style:font-size-asian="12pt" style:font-weight-asian="normal" style:font-size-complex="12pt" style:font-weight-complex="normal"/>
    </style:style>
    <style:style style:name="T42" style:family="text">
      <style:text-properties style:font-name="Arial" fo:font-size="12pt" fo:font-weight="normal" officeooo:rsid="0011a11f" style:font-size-asian="12pt" style:font-weight-asian="normal" style:font-size-complex="12pt" style:font-weight-complex="normal"/>
    </style:style>
    <style:style style:name="T43" style:family="text">
      <style:text-properties style:font-name="Arial" fo:font-size="12pt" officeooo:rsid="000c87a5" style:font-size-asian="12pt" style:font-size-complex="12pt"/>
    </style:style>
    <style:style style:name="T44" style:family="text">
      <style:text-properties style:font-name="Arial" fo:font-size="12pt" fo:font-style="normal" fo:font-weight="bold" officeooo:rsid="0011a11f" style:font-size-asian="12pt" style:font-style-asian="normal" style:font-weight-asian="bold" style:font-size-complex="12pt" style:font-style-complex="normal" style:font-weight-complex="bold"/>
    </style:style>
    <style:style style:name="T45" style:family="text">
      <style:text-properties style:font-name="Arial" fo:font-size="12pt" fo:font-style="normal" fo:font-weight="normal" officeooo:rsid="0011a11f" style:font-size-asian="12pt" style:font-style-asian="normal" style:font-weight-asian="normal" style:font-size-complex="12pt" style:font-style-complex="normal" style:font-weight-complex="normal"/>
    </style:style>
    <style:style style:name="T46" style:family="text">
      <style:text-properties style:font-name="Arial" fo:font-size="12pt" fo:font-weight="bold" style:font-size-asian="12pt" style:font-weight-asian="bold" style:font-size-complex="12pt"/>
    </style:style>
    <style:style style:name="T47" style:family="text">
      <style:text-properties style:font-name="Arial" fo:font-size="12pt" fo:font-style="italic" fo:font-weight="normal" style:font-size-asian="12pt" style:font-style-asian="italic" style:font-weight-asian="normal" style:font-size-complex="12pt"/>
    </style:style>
    <style:style style:name="T48" style:family="text">
      <style:text-properties officeooo:rsid="000fed6f"/>
    </style:style>
    <style:style style:name="T49" style:family="text">
      <style:text-properties fo:font-size="12pt" style:font-size-asian="12pt"/>
    </style:style>
    <style:style style:name="T50" style:family="text">
      <style:text-properties fo:font-size="12pt" fo:font-style="normal" fo:font-weight="bold" officeooo:rsid="0011a11f" style:font-size-asian="12pt" style:font-style-asian="normal" style:font-weight-asian="bold" style:font-size-complex="12pt" style:font-style-complex="normal" style:font-weight-complex="bold"/>
    </style:style>
    <style:style style:name="T51" style:family="text">
      <style:text-properties fo:font-size="12pt" fo:font-style="normal" fo:font-weight="normal" officeooo:rsid="0011a11f" style:font-size-asian="12pt" style:font-style-asian="normal" style:font-weight-asian="normal" style:font-size-complex="12pt" style:font-style-complex="normal" style:font-weight-complex="normal"/>
    </style:style>
    <style:style style:name="T52" style:family="text">
      <style:text-properties fo:font-size="12pt" fo:font-weight="bold" style:font-size-asian="12pt" style:font-weight-asian="bold" style:font-size-complex="12pt"/>
    </style:style>
    <style:style style:name="T53" style:family="text">
      <style:text-properties fo:font-size="12pt" fo:font-style="italic" fo:font-weight="normal" style:font-size-asian="12pt" style:font-style-asian="italic" style:font-weight-asian="normal" style:font-size-complex="12pt"/>
    </style:style>
    <style:style style:name="T54" style:family="text">
      <style:text-properties style:font-name="ArialMT1" fo:font-size="18pt" fo:font-weight="normal" officeooo:rsid="0011a11f" style:font-size-asian="18pt" style:font-weight-asian="normal" style:font-weight-complex="normal"/>
    </style:style>
    <style:style style:name="T55" style:family="text">
      <style:text-properties style:font-name="ArialMT1" fo:font-size="12pt" style:font-size-asian="12pt"/>
    </style:style>
    <style:style style:name="T56" style:family="text">
      <style:text-properties style:font-name="ArialMT1" officeooo:rsid="000f3d97"/>
    </style:style>
    <style:style style:name="T57" style:family="text">
      <style:text-properties officeooo:rsid="000fed6f" style:font-weight-complex="normal"/>
    </style:style>
    <style:style style:name="T58" style:family="text">
      <style:text-properties officeooo:rsid="0011a11f"/>
    </style:style>
    <style:style style:name="T59" style:family="text">
      <style:text-properties fo:color="#505154" style:font-name="ArialMT1" fo:font-size="18pt" fo:font-weight="normal" officeooo:rsid="0011a11f" style:font-size-asian="18pt" style:font-weight-asian="normal" style:font-weight-complex="normal"/>
    </style:style>
    <style:style style:name="T60" style:family="text">
      <style:text-properties fo:color="#474545" style:font-name="ArialMT1"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iste over bedrifter jeg skal ta kontakt med:</text:p>
      <text:p text:style-name="P5"/>
      <text:p text:style-name="P6">Bedrift<text:tab/>Hjemmeside<text:tab/>Adresse<text:tab/>Telefon</text:p>
      <text:p text:style-name="P13"><text:span text:style-name="T11">CommNet<text:tab/></text:span><text:a xlink:type="simple" xlink:href="http://www.commnet.no/">www.commnet.no</text:a><text:span text:style-name="T11"><text:tab/>Tuneveien 27, Sarpsborg<text:tab/>69 97 00 70</text:span></text:p>
      <text:p text:style-name="P14"><text:span text:style-name="T15">InfoGrafikk<text:tab/></text:span><text:a xlink:type="simple" xlink:href="http://www.infografikk.no/">www.infografikk.no</text:a><text:span text:style-name="T15"><text:tab/>Sørlietorvet, Sarpsborg<text:tab/>69 14 31 23</text:span></text:p>
      <text:p text:style-name="P1"><text:span text:style-name="T12">Ano PC-fiks Moss<text:tab/></text:span><text:a xlink:type="simple" xlink:href="http://anopc-fiksmoss.fastweb.no/">anopc-fiksmoss.fastweb.no/</text:a><text:span text:style-name="T12"> <text:tab/>Solveien 43a, Moss<text:tab/>94 81 29 40</text:span></text:p>
      <text:p text:style-name="P2"><text:span text:style-name="T13">Mediedata AS<text:tab/></text:span><text:a xlink:type="simple" xlink:href="http://www.mediedata.no/">http://www.mediedata.no/</text:a><text:span text:style-name="T13"><text:tab/>Mosseveien 60, Råde<text:tab/>69 28 20 00</text:span></text:p>
      <text:p text:style-name="P4"><text:span text:style-name="T14">Østfold IT-Service<text:tab/></text:span><text:a xlink:type="simple" xlink:href="http://www.it-service.no/">http://www.it-service.no/</text:a><text:span text:style-name="T14"><text:tab/>Stabburveien 7, Fr. Stad<text:tab/>69 70 09 40</text:span></text:p>
      <text:p text:style-name="P3"><text:span text:style-name="T16">Elkjøp<text:tab/></text:span><text:a xlink:type="simple" xlink:href="http://www.elkjop.no/">http://www.elkjop.no</text:a><text:span text:style-name="T16"><text:tab/>Hundskinnveien 92, Sarp<text:tab/></text:span></text:p>
      <text:p text:style-name="P7"><text:span text:style-name="T1"><text:tab/><text:tab/>Dikeveien 41, Fr. Stad</text:span></text:p>
      <text:p text:style-name="P7"><text:span text:style-name="T1"><text:tab/><text:tab/>Sørlifjellet 4, Halden</text:span></text:p>
      <text:p text:style-name="P7"><text:span text:style-name="T1"/></text:p>
      <text:p text:style-name="P10"><text:span text:style-name="T9">INFO OM COMMNET</text:span></text:p>
      <text:p text:style-name="P8"><text:span text:style-name="T1">Informasjon om oss</text:span></text:p>
      <text:p text:style-name="P15">CommNet AS ble etablert i 2000 av Frank Mortensen og Jeanette Sandvik som en frittstående leverandør av utstyr og tjenester innen data og telefoni.</text:p>
      <text:p text:style-name="P15">Vi har et nært samarbeid med flere av de store produsentene innen bærbare PC, stasjonær PC, servere og komponenter. I tillegg kan vi i samarbeid med De Lage Landen levere Hjemme PC avtaler til ansatte med trekk i bruttolønn. På Internett og telefonisiden har vi siden oppstart vært Telenor forhandler og kan levere de produkter de tilbyr til private og bedrifter over hele landet.</text:p>
      <text:p text:style-name="P15">Da CommNet AS ble stiftet, var den grunnleggende bedriftsfilosofi å være et kompetansesenter der våre kunder settes i fokus. Vi skal levere kvalitetsutstyr fra ledende produsenter, utføre installasjoner og service, og på alle måter fremstå som en serviceorganisasjon overfor våre kunder. For å klare dette, har vi inngått samarbeidsavtaler med flere leverandører, og vi kan tilby produkter fra bl.a Acer, Fujitsu-Siemens, HP, IBM, Compaq, Canon, Vega, Scenario og Mamut mfl.</text:p>
      <text:p text:style-name="P15">Vi leverer økonomi-, CRM- og Internettløsninger fra Scenario ASA og VEGA til SMB markedet, mens vi for de litt mindre selskapene kan levere løsninger under varemerkene Mamut, Guru Buisiness applications (GBA) og daTax. Disse har gjentatte ganger vunnet en rekke priser, sertifiseringer og utmerkelser.</text:p>
      <text:p text:style-name="P15">For privatmarkedet I Østfold tilbyr vi PC reparasjoner, installasjoner, feilsøking, oppgraderinger, fjerning av virus og spyware mm til konkurransedyktige priser. Vi tilbyr service både i våre egne lokaler og hjemme hos kunden hvis de ønsker det. Vi ønsker at våre kunder skal føle seg hjemme hos oss ved at vi kjenner dem og deres produkter, og har mulighet til å bistå dem i stort sett de fleste tilfeller.</text:p>
      <text:p text:style-name="P15"><text:span text:style-name="T2">Vårt produkt og tjeneste sortiment er følgende:</text:span></text:p>
      <text:p text:style-name="P16"><text:span text:style-name="T4">Salg av hardware (Pc, server, printer, faks m.m)<text:line-break/>Salg av software (Microsoft, Norton, Vega, Mamut m.m)<text:line-break/>Service og support tjenester<text:line-break/>PC reparasjoner<text:line-break/>Dataservice<text:line-break/>Installasjoner<text:line-break/>Drift og vedlikehold av nettverk<text:line-break/></text:span><text:soft-page-break/><text:span text:style-name="T4">Kabling og installasjon<text:line-break/>Leverandøravtaler (faste avtaler med faste kunder på tjenester)<text:line-break/>Butikkdata (kassaregister, termoruller, kundedisplay, etikettprintere, vekter mm)<text:line-break/>Kurs/opplæring</text:span></text:p>
      <text:p text:style-name="P15"><text:span text:style-name="T2">Vårt servicekonsept bygger på følgende elementer:</text:span></text:p>
      <text:p text:style-name="P15"><text:span text:style-name="T4">Tilgjengelighet på produkter og tjenester<text:line-break/>Levering til avtalt tid<text:line-break/>Kompetanse på produkter og løsninger<text:line-break/>Fleksibilitet<text:line-break/>Konkurransedyktig pris</text:span></text:p>
      <text:p text:style-name="P15"><text:span text:style-name="T4">Vi kan ut fra dette konseptet tilby en total leveranse av hele prosjekter, fra rådgivning og prosjektering - via leveranse - til kabling og installasjon, idriftsettelse, opplæring og driftsstøtte. I tillegg kan vi tilby service og vedlikehold på samtlige produkter, både i egen regi og via eksterne samarbeidspartnere. Som eget fagområde leverer vi også konsulenttjenester innen data/nettverk, og gir rådgivning, kurs og opplæring på våre produkter.</text:span></text:p>
      <text:p text:style-name="P20"><text:span text:style-name="T37">INFO OM INFOGRAFIKKS TJENESTER:</text:span><text:span text:style-name="T35"><text:line-break/></text:span><text:span text:style-name="T8">SERVICE &amp; SUPPORT</text:span></text:p>
      <text:p text:style-name="P24">Vi har egen serviceavdeling som består av Apple- og Windowssertifiserte serviceteknikere. I tillegg har våre teknikere lang erfaring fra mediebransjen og bruk av Apple-teknologi. Vi dekker rene Mac-nettverk, Windows-nettverk og integrerte nettverk med både Mac- og Windowsapplikasjoner. Serviceavdelingen består av inneteknikere som alltid er tilgjengelige for brukerstøtte og tekniske spørsmål, samt uteteknikere som arbeider ute hos våre kunder med installasjon og support.   InfoGrafikk er en Apple Authorized Service Provider som betyr at Apple har kvalitetsgodkjent oss som offisiell serviceleverandør. Med en stab av teknikere som behersker de fleste fagområdene innen mediamarkedet kan vi tilby kompetent service.</text:p>
      <text:p text:style-name="P23"><text:span text:style-name="T10">Vi har eget verksted der vi reparerer maskiner og annet utstyr som trenger en sjekk eller reparasjon. For de kundene som trenger hjelp i sitt eget produksjonsmiljø kommer vi ut og hjelper til hos den enkelte kunde. Flere av våre kunder har overlatt all drifting av sin IT-park til oss. Ikke bare løser vi den tekniske problemstillingen, men vi føler det like viktig å bidra for at kundene skal effektivisere sin produksjon.</text:span></text:p>
      <text:p text:style-name="P11"><text:span text:style-name="T10">INFO OM ANO PC-FIKS MOSS </text:span><text:span text:style-name="T48">(enkeltmannsforetak)</text:span><text:span text:style-name="T10">:</text:span></text:p>
      <text:p text:style-name="P9"><text:span text:style-name="T3">Jeg tilbyr </text:span><text:span text:style-name="T2">å løse det meste problemer som oppstår med en Pcen til fastpris. Ta kontakt for mer informasjon.</text:span></text:p>
      <text:p text:style-name="P18"><text:span text:style-name="T4">- Gratis feilsøking</text:span></text:p>
      <text:p text:style-name="P18"><text:span text:style-name="T4">- Gjennopprette Windows pris 4</text:span><text:span text:style-name="T32">00kr </text:span><text:span text:style-name="T34">(+ </text:span><text:span text:style-name="T32">200kr</text:span><text:span text:style-name="T34"> for backup av bilder, film og musikk). tidsbruk; 1-2 dager.</text:span></text:p>
      <text:p text:style-name="P18"><text:span text:style-name="T34">- Rensing for støv pris </text:span><text:span text:style-name="T32">300kr</text:span><text:span text:style-name="T34"> (stasjonær) </text:span><text:span text:style-name="T32">400kr</text:span><text:span text:style-name="T34"> (bærbar). tidsbruk 1-2 dager.</text:span></text:p>
      <text:p text:style-name="P18"><text:span text:style-name="T34">- Hjemmehjelp til oppkopling, oppsett eller rette feil av ruter/modem pris 4</text:span><text:span text:style-name="T32">00kr</text:span><text:span text:style-name="T34">. Pris for </text:span><text:soft-page-break/><text:span text:style-name="T34">oppmøte kommer i tillegg på </text:span><text:span text:style-name="T32">100kr</text:span><text:span text:style-name="T34"> for Moss og Omegn. (Jeg tar ikke betalt bortsett fra oppmøte prisen hvis det viser seg å være problemer med oppkoblingen.)</text:span></text:p>
      <text:p text:style-name="P18"><text:span text:style-name="T36">Jeg tilbyr også skift av ødelagt skjerm på bærbare pcer og mobil telefoner. </text:span><text:span text:style-name="T34">Pris </text:span><text:span text:style-name="T32">500kr</text:span><text:span text:style-name="T34"> for montør ekskl. skjerm.</text:span></text:p>
      <text:p text:style-name="P11"><text:span text:style-name="T10">INFO OM MEDIEDATA AS:</text:span></text:p>
      <text:p text:style-name="P11"><text:span text:style-name="T6">Firmaet ble etablert i april 2009. </text:span><text:span text:style-name="T5">Vi leverer det meste av utstyr innefor data, foto/video, hjemmekino og HD, både til bedrift og privat. Vi har god kompetanse innenfor IT-service, alt i fra feilsøk og reparasjon av PC til konfigurasjon av trådløse nettverk.  I tillegg spesialiserer vi oss på hjemmeservice for privatkunder.Dette gjelder også bedrifsmarkedet.  Vår kundemasse strekker seg over hele Østfold, både når det gjelder salg og service.  Vi holder til i det nye Lensmansbyggett i Råde, plassert midt mellom Fredrikstad, Sarpsborg og Moss.</text:span></text:p>
      <text:p text:style-name="P11"><text:span text:style-name="T6"/></text:p>
      <text:p text:style-name="P12"><text:span text:style-name="T48">INFO OM IT-SERVICES TJENESTER</text:span></text:p>
      <text:p text:style-name="P12"><text:span text:style-name="T57">Bruk v</text:span>år kompetanse til å gjøre de riktige valgene.</text:p>
      <text:p text:style-name="P19"><text:span text:style-name="T4">Trenger du noen til å drifte ditt datasystem, eller ønsker råd vedrørende investering i nytt </text:span><text:span text:style-name="T2">datautstyr</text:span><text:span text:style-name="T4">? Ta kontakt med oss, vi hjelper deg.</text:span></text:p>
      <text:p text:style-name="P19"><text:span text:style-name="T2">Tjenester – bedrift. </text:span><text:span text:style-name="T4">Drift av datasystemer krever stadig større faglig og økonomiske ressurser. Mange bedrifter velger derfor å overlate ansvaret til oss, slik at de kan konsentrere seg fullt og helt om sin egen kjernevirksomhet. I den sammenheng tilbyr vi ASP-løsning, hosting av servere eller driftsavtaler</text:span><text:span text:style-name="T2">.</text:span></text:p>
      <text:p text:style-name="P19"><text:span text:style-name="T2">ASP-løsning.</text:span><text:span text:style-name="T4"> Løsningen innebærer at kunden leier serverkapasitet og programvare fra oss. For dette betaler kunden et fast beløp pr. måned. Vi sørger for at serveren er i kontinuerlig drift, tar backup, sørger for oppgradering av maskinvare, operativsystem, antivirus osv, og hjelper til hvis det oppstår problemer.</text:span></text:p>
      <text:p text:style-name="P19"><text:span text:style-name="T2">Driftsavtaler</text:span><text:span text:style-name="T4">. En driftsavtale innebærer at kunden inngår en avtale med oss om drift av server, nettverk, og eventuelt arbeidsstasjoner og skrivere. Vi er klare til aksjon, dersom problemer oppstår og sørger for forebyggende vedlikehold etter avtale.</text:span></text:p>
      <text:p text:style-name="P19"><text:span text:style-name="T4">Vi har blant annet responstid-avtaler, vedlikeholds-avtaler, it-vaktmester, fjernservice, og klippekort (timebank) avtaler.</text:span></text:p>
      <text:p text:style-name="P19"><text:span text:style-name="T2">Service avtaler for bedriftskunder:<text:line-break/></text:span><text:span text:style-name="T4">•Responstidavtale <text:line-break/>•Vedlikeholdsavtale <text:line-break/>•Klippekortavtale/timebank <text:line-break/>•IT vaktmester</text:span></text:p>
      <text:p text:style-name="P19"><text:span text:style-name="T2"/></text:p>
      <text:p text:style-name="P19"><text:soft-page-break/><text:span text:style-name="T2">Tjenester bedrift:<text:line-break/></text:span><text:span text:style-name="T4">•</text:span><text:span text:style-name="T2">Drift</text:span><text:span text:style-name="T4"> og </text:span><text:span text:style-name="T2">vedlikehold</text:span><text:span text:style-name="T4"> av eksisterende </text:span><text:span text:style-name="T2">datasystemer</text:span><text:span text:style-name="T4">. <text:line-break/>•</text:span><text:span text:style-name="T2">Montering/installasjon</text:span><text:span text:style-name="T4"> av nye servere. <text:line-break/>•Installasjon av </text:span><text:span text:style-name="T2">backup</text:span><text:span text:style-name="T4"> løsninger. <text:line-break/>•Installasjon og konfigurering av </text:span><text:span text:style-name="T2">brannmur</text:span><text:span text:style-name="T4">. <text:line-break/>•Installasjon av </text:span><text:span text:style-name="T2">antivirus</text:span><text:span text:style-name="T4"> programvare. <text:line-break/>•</text:span><text:span text:style-name="T2">Feilsøking</text:span><text:span text:style-name="T4">/</text:span><text:span text:style-name="T2">feilretting</text:span><text:span text:style-name="T4"> på servere/pc’er og printere. <text:line-break/>•Utskifting av defekte deler. <text:line-break/>•Oppgradering av eksisterende maskinvare. <text:line-break/>•Fjerning av </text:span><text:span text:style-name="T2">virus</text:span><text:span text:style-name="T4">. <text:line-break/>•Hasteservice. <text:line-break/>•Oppdatering av firmware. <text:line-break/>•Oppdatering av drivere. <text:line-break/>•Installasjon av 3 parts programvare. <text:line-break/>•</text:span><text:span text:style-name="T2">Gjennoppretting</text:span><text:span text:style-name="T4"> av tapt data. <text:line-break/>•Rengjøring av maskin innvendig (Vifter/kjøleenheter). <text:line-break/>•Bruker support (</text:span><text:span text:style-name="T2">fjernsupport</text:span><text:span text:style-name="T4">) •Rådgivning/tips. •Klargjøring av nye servere, pc’er, printere med mer..<text:line-break/>Ta kontakt med oss hvis du ønsker mer informasjon.</text:span></text:p>
      <text:p text:style-name="P19"><text:span text:style-name="T2">Østfold it-service – Totalleverandør av data &amp; it systemer<text:line-break/></text:span><text:span text:style-name="T32">Når service og kvalitet betyr noe…!</text:span></text:p>
      <text:p text:style-name="P21"><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MT1" svg:font-family="ArialMT" style:font-family-generic="roman"/>
    <style:font-face style:name="Times-Roman1" svg:font-family="Times-Roman" style:font-family-generic="roman"/>
    <style:font-face style:name="TimesNewRomanPSMT1" svg:font-family="TimesNewRomanPSMT" style:font-family-generic="roman"/>
    <style:font-face style:name="TrebuchetMS1" svg:font-family="TrebuchetMS" style:font-family-generic="roman"/>
    <style:font-face style:name="Verdana1" svg:font-family="Verdana" style:font-family-generic="roman"/>
    <style:font-face style:name="DejaVu Sans1" svg:font-family="'DejaVu Sans'" style:font-family-generic="swiss"/>
    <style:font-face style:name="ArialMT" svg:font-family="ArialMT" style:font-family-generic="roman" style:font-pitch="variable"/>
    <style:font-face style:name="Liberation Serif" svg:font-family="'Liberation Serif'" style:font-family-generic="roman" style:font-pitch="variable"/>
    <style:font-face style:name="Times-Roman" svg:font-family="Times-Roman" style:font-family-generic="roman" style:font-pitch="variable"/>
    <style:font-face style:name="TimesNewRomanPSMT" svg:font-family="TimesNewRomanPSMT" style:font-family-generic="roman" style:font-pitch="variable"/>
    <style:font-face style:name="TrebuchetMS" svg:font-family="TrebuchetMS"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nb" fo:country="NO"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ers Bolt-Evensen</meta:initial-creator>
    <meta:creation-date>2013-09-03T15:53:47</meta:creation-date>
    <dc:date>2013-09-04T10:33:10</dc:date>
    <meta:editing-duration>PT3H53M22S</meta:editing-duration>
    <meta:editing-cycles>14</meta:editing-cycles>
    <meta:generator>LibreOffice/4.0.5.2$MacOSX_x86 LibreOffice_project/5464147a081647a250913f19c0715bca595af2f</meta:generator>
    <meta:print-date>2013-09-03T19:33:40</meta:print-date>
    <meta:document-statistic meta:table-count="0" meta:image-count="0" meta:object-count="0" meta:page-count="4" meta:paragraph-count="44" meta:word-count="1154" meta:character-count="7982" meta:non-whitespace-character-count="6841"/>
  </office:meta>
</office:document-meta>
</file>